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1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036"/>
    <style:style style:name="ce4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number-columns-repeated="2" table:default-cell-style-name="ce3"/>
        <table:table-row table:style-name="ro1">
          <table:table-cell office:value-type="string" calcext:value-type="string">
            <text:p>Kolejność</text:p>
          </table:table-cell>
          <table:table-cell office:value-type="string" calcext:value-type="string">
            <text:p>Opis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Trudność</text:p>
          </table:table-cell>
          <table:table-cell table:style-name="Default" office:value-type="string" calcext:value-type="string">
            <text:p>Wartość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Stop</text:p>
          </table:table-cell>
        </table:table-row>
        <table:table-row table:style-name="ro1">
          <table:table-cell/>
          <table:table-cell office:value-type="string" calcext:value-type="string">
            <text:p>Zapoznanie z tematem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C2]/[.$C$14])*[.$E$14]" office:value-type="float" office:value="5.65942408044819" calcext:value-type="float">
            <text:p>6</text:p>
          </table:table-cell>
          <table:table-cell table:formula="of:=[.E15]" office:value-type="date" office:date-value="2022-04-25T12:52:01.26" calcext:value-type="date">
            <text:p>25.04.2022</text:p>
          </table:table-cell>
          <table:table-cell table:formula="of:=[.F2]+[.E2]" office:value-type="date" office:date-value="2022-05-01T04:41:35.51" calcext:value-type="date">
            <text:p>1.05.2022</text:p>
          </table:table-cell>
        </table:table-row>
        <table:table-row table:style-name="ro1">
          <table:table-cell/>
          <table:table-cell office:value-type="string" calcext:value-type="string">
            <text:p>Bibliografi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([.C3]/[.$C$14])*[.$E$14]" office:value-type="float" office:value="8.48913612067229" calcext:value-type="float">
            <text:p>8</text:p>
          </table:table-cell>
          <table:table-cell table:formula="of:=[.G2]" office:value-type="date" office:date-value="2022-05-01T04:41:35.51" calcext:value-type="date">
            <text:p>1.05.2022</text:p>
          </table:table-cell>
          <table:table-cell table:formula="of:=[.F3]+[.E3]" office:value-type="date" office:date-value="2022-05-09T16:25:56.87" calcext:value-type="date">
            <text:p>9.05.2022</text:p>
          </table:table-cell>
        </table:table-row>
        <table:table-row table:style-name="ro1">
          <table:table-cell/>
          <table:table-cell office:value-type="string" calcext:value-type="string">
            <text:p>Pisanie wstępu teoretycznego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([.C4]/[.$C$14])*[.$E$14]" office:value-type="float" office:value="8.48913612067229" calcext:value-type="float">
            <text:p>8</text:p>
          </table:table-cell>
          <table:table-cell table:formula="of:=[.G3]" office:value-type="date" office:date-value="2022-05-09T16:25:56.87" calcext:value-type="date">
            <text:p>9.05.2022</text:p>
          </table:table-cell>
          <table:table-cell table:formula="of:=[.F4]+[.E4]" office:value-type="date" office:date-value="2022-05-18T04:10:18.23" calcext:value-type="date">
            <text:p>18.05.2022</text:p>
          </table:table-cell>
        </table:table-row>
        <table:table-row table:style-name="ro1">
          <table:table-cell/>
          <table:table-cell office:value-type="string" calcext:value-type="string">
            <text:p>Planowanie założenia projektu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([.C5]/[.$C$14])*[.$E$14]" office:value-type="float" office:value="5.65942408044819" calcext:value-type="float">
            <text:p>6</text:p>
          </table:table-cell>
          <table:table-cell table:formula="of:=[.G4]" office:value-type="date" office:date-value="2022-05-18T04:10:18.23" calcext:value-type="date">
            <text:p>18.05.2022</text:p>
          </table:table-cell>
          <table:table-cell table:formula="of:=[.F5]+[.E5]" office:value-type="date" office:date-value="2022-05-23T19:59:52.47" calcext:value-type="date">
            <text:p>23.05.2022</text:p>
          </table:table-cell>
        </table:table-row>
        <table:table-row table:style-name="ro1">
          <table:table-cell/>
          <table:table-cell office:value-type="string" calcext:value-type="string">
            <text:p>Pisanie założeń projektu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6]/[.$C$14])*[.$E$14]" office:value-type="float" office:value="14.1485602011205" calcext:value-type="float">
            <text:p>14</text:p>
          </table:table-cell>
          <table:table-cell table:formula="of:=[.G5]" office:value-type="date" office:date-value="2022-05-23T19:59:52.47" calcext:value-type="date">
            <text:p>23.05.2022</text:p>
          </table:table-cell>
          <table:table-cell table:formula="of:=[.F6]+[.E6]" office:value-type="date" office:date-value="2022-06-06T23:33:48.07" calcext:value-type="date">
            <text:p>6.06.2022</text:p>
          </table:table-cell>
        </table:table-row>
        <table:table-row table:style-name="ro1">
          <table:table-cell/>
          <table:table-cell office:value-type="string" calcext:value-type="string">
            <text:p>Planowanie funkcjonalnośc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C7]/[.$C$14])*[.$E$14]" office:value-type="float" office:value="11.3188481608964" calcext:value-type="float">
            <text:p>11</text:p>
          </table:table-cell>
          <table:table-cell table:formula="of:=[.G6]" office:value-type="date" office:date-value="2022-06-06T23:33:48.07" calcext:value-type="date">
            <text:p>6.06.2022</text:p>
          </table:table-cell>
          <table:table-cell table:formula="of:=[.F7]+[.E7]" office:value-type="date" office:date-value="2022-06-18T07:12:56.55" calcext:value-type="date">
            <text:p>18.06.2022</text:p>
          </table:table-cell>
        </table:table-row>
        <table:table-row table:style-name="ro1">
          <table:table-cell/>
          <table:table-cell office:value-type="string" calcext:value-type="string">
            <text:p>Planowanie zakresu interaktywnośc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8]/[.$C$14])*[.$E$14]" office:value-type="float" office:value="5.65942408044819" calcext:value-type="float">
            <text:p>6</text:p>
          </table:table-cell>
          <table:table-cell table:formula="of:=[.G7]" office:value-type="date" office:date-value="2022-06-18T07:12:56.55" calcext:value-type="date">
            <text:p>18.06.2022</text:p>
          </table:table-cell>
          <table:table-cell table:formula="of:=[.F8]+[.E8]" office:value-type="date" office:date-value="2022-06-23T23:02:30.79" calcext:value-type="date">
            <text:p>23.06.2022</text:p>
          </table:table-cell>
        </table:table-row>
        <table:table-row table:style-name="ro1">
          <table:table-cell/>
          <table:table-cell office:value-type="string" calcext:value-type="string">
            <text:p>Pisanie I realizacja projektu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C9]/[.$C$14])*[.$E$14]" office:value-type="float" office:value="11.3188481608964" calcext:value-type="float">
            <text:p>11</text:p>
          </table:table-cell>
          <table:table-cell table:formula="of:=[.G8]" office:value-type="date" office:date-value="2022-06-23T23:02:30.79" calcext:value-type="date">
            <text:p>23.06.2022</text:p>
          </table:table-cell>
          <table:table-cell table:formula="of:=[.F9]+[.E9]" office:value-type="date" office:date-value="2022-07-05T06:41:39.27" calcext:value-type="date">
            <text:p>5.07.2022</text:p>
          </table:table-cell>
        </table:table-row>
        <table:table-row table:style-name="ro1">
          <table:table-cell/>
          <table:table-cell office:value-type="string" calcext:value-type="string">
            <text:p>Uczenie się Blender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C10]/[.$C$14])*[.$E$14]" office:value-type="float" office:value="11.3188481608964" calcext:value-type="float">
            <text:p>11</text:p>
          </table:table-cell>
          <table:table-cell table:formula="of:=[.G9]" office:value-type="date" office:date-value="2022-07-05T06:41:39.27" calcext:value-type="date">
            <text:p>5.07.2022</text:p>
          </table:table-cell>
          <table:table-cell table:formula="of:=[.F10]+[.E10]" office:value-type="date" office:date-value="2022-07-16T14:20:47.75" calcext:value-type="date">
            <text:p>16.07.2022</text:p>
          </table:table-cell>
        </table:table-row>
        <table:table-row table:style-name="ro1">
          <table:table-cell/>
          <table:table-cell office:value-type="string" calcext:value-type="string">
            <text:p>Tworzenie modeli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C11]/[.$C$14])*[.$E$14]" office:value-type="float" office:value="16.9782722413446" calcext:value-type="float">
            <text:p>17</text:p>
          </table:table-cell>
          <table:table-cell table:formula="of:=[.G10]" office:value-type="date" office:date-value="2022-07-16T14:20:47.75" calcext:value-type="date">
            <text:p>16.07.2022</text:p>
          </table:table-cell>
          <table:table-cell table:formula="of:=[.F11]+[.E11]" office:value-type="date" office:date-value="2022-08-02T13:49:30.47" calcext:value-type="date">
            <text:p>2.08.2022</text:p>
          </table:table-cell>
        </table:table-row>
        <table:table-row table:style-name="ro1">
          <table:table-cell/>
          <table:table-cell office:value-type="string" calcext:value-type="string">
            <text:p>Modelowani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C12]/[.$C$14])*[.$E$14]" office:value-type="float" office:value="16.9782722413446" calcext:value-type="float">
            <text:p>17</text:p>
          </table:table-cell>
          <table:table-cell table:formula="of:=[.G11]" office:value-type="date" office:date-value="2022-08-02T13:49:30.47" calcext:value-type="date">
            <text:p>2.08.2022</text:p>
          </table:table-cell>
          <table:table-cell table:formula="of:=[.F12]+[.E12]" office:value-type="date" office:date-value="2022-08-19T13:18:13.2" calcext:value-type="date">
            <text:p>19.08.2022</text:p>
          </table:table-cell>
        </table:table-row>
        <table:table-row table:style-name="ro1">
          <table:table-cell/>
          <table:table-cell office:value-type="string" calcext:value-type="string">
            <text:p>Programowanie właściwe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([.C13]/[.$C$14])*[.$E$14]" office:value-type="float" office:value="42.4456806033615" calcext:value-type="float">
            <text:p>42</text:p>
          </table:table-cell>
          <table:table-cell table:formula="of:=[.G12]" office:value-type="date" office:date-value="2022-08-19T13:18:13.2" calcext:value-type="date">
            <text:p>19.08.2022</text:p>
          </table:table-cell>
          <table:table-cell table:formula="of:=[.F13]+[.E13]" office:value-type="date" office:date-value="2022-10-01T00:00:00" calcext:value-type="date">
            <text:p>1.10.2022</text:p>
          </table:table-cell>
        </table:table-row>
        <table:table-row table:style-name="ro1">
          <table:table-cell table:number-columns-repeated="2"/>
          <table:table-cell table:formula="of:=SUM([.C2:.C13])" office:value-type="float" office:value="56" calcext:value-type="float">
            <text:p>56</text:p>
          </table:table-cell>
          <table:table-cell table:formula="of:=SUM([.D2:.D13])" office:value-type="float" office:value="62" calcext:value-type="float">
            <text:p>62</text:p>
          </table:table-cell>
          <table:table-cell table:style-name="ce2" table:formula="of:=DAYS([.E16];[.E15])" office:value-type="float" office:value="158.463874252549" calcext:value-type="float">
            <text:p>158.46</text:p>
          </table:table-cell>
          <table:table-cell table:style-name="Default"/>
          <table:table-cell table:style-name="ce4"/>
        </table:table-row>
        <table:table-row table:style-name="ro1">
          <table:table-cell table:number-columns-repeated="3"/>
          <table:table-cell office:value-type="string" calcext:value-type="string">
            <text:p>start</text:p>
          </table:table-cell>
          <table:table-cell table:style-name="ce3" table:formula="of:=NOW()+1" office:value-type="date" office:date-value="2022-04-25T12:52:01.26" calcext:value-type="date">
            <text:p>25.04.2022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top</text:p>
          </table:table-cell>
          <table:table-cell table:style-name="ce3" table:formula="of:=DATE(2022;10;1)" office:value-type="date" office:date-value="2022-10-01" calcext:value-type="date">
            <text:p>1.10.202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2" loext:min-decimal-places="12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6" loext:min-decimal-places="16" number:min-integer-digits="1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2:51:37.4331415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cell-count="86" meta:object-count="0"/>
  </office:meta>
</office:document-meta>
</file>